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143.79mm"/>
    </style:style>
    <style:style style:name="co4" style:family="table-column">
      <style:table-column-properties fo:break-before="auto" style:column-width="141.8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0.62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12.15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4.7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4.74mm" fo:break-before="auto" style:use-optimal-row-height="true"/>
    </style:style>
    <style:style style:name="ro12" style:family="table-row">
      <style:table-row-properties style:row-height="10.83mm" fo:break-before="auto" style:use-optimal-row-height="false"/>
    </style:style>
    <style:style style:name="ro13" style:family="table-row">
      <style:table-row-properties style:row-height="4.57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1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66ff66"/>
      <style:text-properties fo:color="#111111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padding-bottom="0.35mm" fo:padding-left="0mm" fo:padding-right="0.35mm" fo:padding-top="0.35mm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style:font-name-asian="DejaVu Sans" style:font-name-complex="DejaVu Sans"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WORK</text:p>
          </table:table-cell>
          <table:table-cell table:style-name="ce1" office:value-type="string" calcext:value-type="string">
            <text:p>BREAKTHROUGH</text:p>
          </table:table-cell>
        </table:table-row>
        <table:table-row table:style-name="ro3">
          <table:table-cell/>
          <table:table-cell office:value-type="string" calcext:value-type="string">
            <text:p>April 3rd 2017</text:p>
          </table:table-cell>
          <table:table-cell table:style-name="ce5" office:value-type="string" calcext:value-type="string">
            <text:p>IOT plan to work on connection oriented data write and read </text:p>
          </table:table-cell>
          <table:table-cell office:value-type="string" calcext:value-type="string">
            <text:p>ctl+enter for newlin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moved BOOST error or Whenever removed “Out” folder by manually</text:p>
          </table:table-cell>
          <table:table-cell table:style-name="ce5" office:value-type="string" calcext:value-type="string">
            <text:p>“scons -c”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reated script file to scons and run ./m.bat and ./r.b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“extern” keyword is used to link any variable throught the scope of the application</text:p>
          </table:table-cell>
          <table:table-cell/>
        </table:table-row>
        <table:table-row table:style-name="ro4">
          <table:table-cell table:number-columns-repeated="2"/>
          <table:table-cell table:style-name="ce5" office:value-type="string" calcext:value-type="string">
            <text:p>XPLANNER LOGINhttp://192.168.4.7:8899/xplanner-plus/do/login</text:p>
          </table:table-cell>
          <table:table-cell office:value-type="string" calcext:value-type="string">
            <text:p>user_name: pujalashPassword: <text:s/>ashok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6">
          <table:table-cell/>
          <table:table-cell office:value-type="string" calcext:value-type="string">
            <text:p>APRIL 4th 2017</text:p>
          </table:table-cell>
          <table:table-cell office:value-type="string" calcext:value-type="string">
            <text:p>ADDED filter functions to Detect duplicate address and avoid them...,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7">
          <table:table-cell/>
          <table:table-cell office:value-type="string" calcext:value-type="string">
            <text:p>April 5th 2017</text:p>
          </table:table-cell>
          <table:table-cell table:style-name="ce6" office:value-type="string" calcext:value-type="string">
            <text:p>Made IOT application to detect BLE devices only by modifying “setdiscoveryfilter” by Modifying the transport type in the parameters it is using...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1">
          <table:table-cell table:number-columns-repeated="4"/>
        </table:table-row>
        <table:table-row table:style-name="ro8">
          <table:table-cell/>
          <table:table-cell office:value-type="string" calcext:value-type="string">
            <text:p>April 6th 2017</text:p>
          </table:table-cell>
          <table:table-cell office:value-type="string" calcext:value-type="string">
            <text:p>Worked on Non-IOTivity ble characteristic table forming and optimising the performance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April 7th 2017</text:p>
          </table:table-cell>
          <table:table-cell office:value-type="string" calcext:value-type="string">
            <text:p>Working on demo illustration setup to present...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Got comment from the manager, about maintaining coding standards as i am not</text:p>
            <text:p>Maintaining those standards...</text:p>
          </table:table-cell>
          <table:table-cell office:value-type="string" calcext:value-type="string">
            <text:p>Postponed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1">
          <table:table-cell/>
          <table:table-cell table:style-name="ce3" office:value-type="string" calcext:value-type="string">
            <text:p>April 10<text:span text:style-name="T1">th</text:span> 2017</text:p>
          </table:table-cell>
          <table:table-cell office:value-type="string" calcext:value-type="string">
            <text:p>Working on maintainig coding standards from the book mailed by manager</text:p>
          </table:table-cell>
          <table:table-cell office:value-type="string" calcext:value-type="string">
            <text:p>done 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working on Sensor Tag Detection in the raspberry</text:p>
          </table:table-cell>
          <table:table-cell office:value-type="string" calcext:value-type="string">
            <text:p>Need Cold restart for raspberry for detection of every devices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2">
          <table:table-cell/>
          <table:table-cell office:value-type="string" calcext:value-type="string">
            <text:p>April 24<text:span text:style-name="T1">th</text:span> 2017</text:p>
          </table:table-cell>
          <table:table-cell office:value-type="string" calcext:value-type="string">
            <text:p>Push working code of DM into GIT repository with standard coding of DM excluding </text:p>
            <text:p>Non-iotivity.c file with Get, Put Working( Bug fixed code 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Implementing TERMINATE Feature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April 26<text:span text:style-name="T1">th</text:span> 2017</text:p>
          </table:table-cell>
          <table:table-cell office:value-type="string" calcext:value-type="string">
            <text:p>Sync among GET, PUT, OBSERVE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Bus error 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3">
          <table:table-cell/>
          <table:table-cell table:style-name="ce3" office:value-type="string" calcext:value-type="string">
            <text:p><text:span text:style-name="T2">April 26</text:span><text:span text:style-name="T3">th</text:span><text:span text:style-name="T2"> 2017</text:span></text:p>
          </table:table-cell>
          <table:table-cell office:value-type="string" calcext:value-type="string">
            <text:p>STILL Bus Error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4">
          <table:table-cell/>
          <table:table-cell office:value-type="string" calcext:value-type="string">
            <text:p>May 1<text:span text:style-name="T1">st</text:span> 2017</text:p>
          </table:table-cell>
          <table:table-cell office:value-type="string" calcext:value-type="string">
            <text:p>Session on QMS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Assigned task of DM API clean up at evening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May 2nd 2017</text:p>
          </table:table-cell>
          <table:table-cell office:value-type="string" calcext:value-type="string">
            <text:p>DM API clean up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3<text:span text:style-name="T1">rd</text:span> 2017</text:p>
          </table:table-cell>
          <table:table-cell office:value-type="string" calcext:value-type="string">
            <text:p>DM API layer clean up</text:p>
          </table:table-cell>
          <table:table-cell office:value-type="string" calcext:value-type="string">
            <text:p>still pending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4<text:span text:style-name="T1">th</text:span> 2017</text:p>
          </table:table-cell>
          <table:table-cell table:style-name="ce3" office:value-type="string" calcext:value-type="string">
            <text:p>DM API layer clean up(still pending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5<text:span text:style-name="T1">th</text:span> 2017</text:p>
          </table:table-cell>
          <table:table-cell office:value-type="string" calcext:value-type="string">
            <text:p>DM API Delete (New feature integration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8<text:span text:style-name="T1">th</text:span> 2017</text:p>
          </table:table-cell>
          <table:table-cell office:value-type="string" calcext:value-type="string">
            <text:p>Getting Involved in IOTivity 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ocumentation on it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9<text:span text:style-name="T1">th</text:span> 2017 </text:p>
          </table:table-cell>
          <table:table-cell office:value-type="string" calcext:value-type="string">
            <text:p>No work 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Learning <text:s/>new concepts (how linux works)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0<text:span text:style-name="T1">th</text:span> 2017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1<text:span text:style-name="T1">th</text:span> 2017</text:p>
          </table:table-cell>
          <table:table-cell office:value-type="string" calcext:value-type="string">
            <text:p>Observe task assigned and unassigned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Working on Bus ERROR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2<text:span text:style-name="T1">th</text:span> 2017</text:p>
          </table:table-cell>
          <table:table-cell office:value-type="string" calcext:value-type="string">
            <text:p>Working on tasks(Investigation on BUS ERROR) <text:s/>assigned by Mohan </text:p>
          </table:table-cell>
          <table:table-cell office:value-type="string" calcext:value-type="string">
            <text:p>comment from Project Lead: 1) Me Lacks Innovation</text:p>
          </table:table-cell>
        </table:table-row>
        <table:table-row table:style-name="ro9"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Task1 : DM with IP(No BLE)</text:p>
          </table:table-cell>
          <table:table-cell office:value-type="string" calcext:value-type="string">
            <text:p><text:s text:c="48"/>2) Not working towards the way youre supposed to.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Task2 : DM with BLE(No NON-IOTivity BLE)</text:p>
          </table:table-cell>
          <table:table-cell office:value-type="string" calcext:value-type="string">
            <text:p><text:s text:c="48"/>3) No proper guidance on your own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Task3 : Combination of above two tasks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Task4 : DM with NON-IOTivity only (if error persists, then TASK 5)</text:p>
          </table:table-cell>
          <table:table-cell/>
        </table:table-row>
        <table:table-row table:style-name="ro15">
          <table:table-cell table:number-columns-repeated="2"/>
          <table:table-cell office:value-type="string" calcext:value-type="string">
            <text:p>Task5 : Consider the IOT BLE packet from working IOTivity, Then use this</text:p>
            <text:p>             Dummy packet as up packete for each Non-Iotivity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5">
          <table:table-cell/>
          <table:table-cell office:value-type="string" calcext:value-type="string">
            <text:p>may 15th 2017 – </text:p>
            <text:p>May 19<text:span text:style-name="T1">th</text:span> 2017</text:p>
          </table:table-cell>
          <table:table-cell office:value-type="string" calcext:value-type="string">
            <text:p>TASK: Sync among Get, Put, Observe from non-iotivity side....,</text:p>
          </table:table-cell>
          <table:table-cell office:value-type="string" calcext:value-type="string">
            <text:p>complete: May 19<text:span text:style-name="T1">th</text:span> 2017 with no issues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22th – 25<text:span text:style-name="T1">th</text:span> 2017</text:p>
          </table:table-cell>
          <table:table-cell office:value-type="string" calcext:value-type="string">
            <text:p>TASK: IOTIVITY BLE Observe implementation.</text:p>
          </table:table-cell>
          <table:table-cell office:value-type="string" calcext:value-type="string">
            <text:p>done for ALONE IOTIVITY(Need to test Integrity)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hell Script to enable automatic mail when an event occurs....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26<text:span text:style-name="T1">th</text:span> 2017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29<text:span text:style-name="T1">th</text:span> 2017</text:p>
          </table:table-cell>
          <table:table-cell office:value-type="string" calcext:value-type="string">
            <text:p>working on Implementing Terminate Feature</text:p>
          </table:table-cell>
          <table:table-cell office:value-type="string" calcext:value-type="string">
            <text:p>Some observations done 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30<text:span text:style-name="T1">th</text:span> 2017</text:p>
          </table:table-cell>
          <table:table-cell office:value-type="string" calcext:value-type="string">
            <text:p>Working on segmentation on discovery for second time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to </text:p>
          </table:table-cell>
          <table:table-cell table:number-columns-repeated="2"/>
        </table:table-row>
        <table:table-row table:style-name="ro13">
          <table:table-cell/>
          <table:table-cell office:value-type="string" calcext:value-type="string">
            <text:p>June 2<text:span text:style-name="T1">nd</text:span> 2017</text:p>
          </table:table-cell>
          <table:table-cell/>
          <table:table-cell office:value-type="string" calcext:value-type="string">
            <text:p>completed on today with testing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June 5<text:span text:style-name="T1">th</text:span> 2017 to </text:p>
          </table:table-cell>
          <table:table-cell office:value-type="string" calcext:value-type="string">
            <text:p>working on Terminate Feature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June 7<text:span text:style-name="T1">th</text:span> 2017</text:p>
          </table:table-cell>
          <table:table-cell/>
          <table:table-cell office:value-type="string" calcext:value-type="string">
            <text:p>completed on today with push to git 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June 8<text:span text:style-name="T1">th</text:span> 2017 </text:p>
          </table:table-cell>
          <table:table-cell office:value-type="string" calcext:value-type="string">
            <text:p>Checking on flaws 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June 9<text:span text:style-name="T1">th</text:span> 2017</text:p>
          </table:table-cell>
          <table:table-cell office:value-type="string" calcext:value-type="string">
            <text:p>Checking on flaws 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June 12<text:span text:style-name="T1">th</text:span> – June 23<text:span text:style-name="T1">rd</text:span> 2017</text:p>
          </table:table-cell>
          <table:table-cell office:value-type="string" calcext:value-type="string">
            <text:p>My Learnings only...........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1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0:09:32.577166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10:10:51.249467167</dc:date>
    <meta:editing-duration>PT10H17M30S</meta:editing-duration>
    <meta:editing-cycles>26</meta:editing-cycles>
    <meta:generator>LibreOffice/5.1.6.2$Linux_X86_64 LibreOffice_project/10m0$Build-2</meta:generator>
    <meta:document-statistic meta:table-count="1" meta:cell-count="106" meta:object-count="0"/>
  </office:meta>
</office:document-meta>
</file>